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1854in" style:rel-column-width="9361*"/>
    </style:style>
    <style:style style:name="Table2.B" style:family="table-column">
      <style:table-column-properties style:column-width="1.1854in" style:rel-column-width="9362*"/>
    </style:style>
    <style:style style:name="Table2.C" style:family="table-column">
      <style:table-column-properties style:column-width="1.1861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d25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d25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officeooo:rsid="0069f251" officeooo:paragraph-rsid="0069f25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4bd254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470f0" officeooo:paragraph-rsid="0019eb2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ee1b" officeooo:paragraph-rsid="0064ee1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9f251" officeooo:paragraph-rsid="0069f25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f1c38" officeooo:paragraph-rsid="004f1c3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f1c38" officeooo:paragraph-rsid="00564553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4694d" officeooo:paragraph-rsid="0064694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694d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694d" officeooo:paragraph-rsid="0064ee1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288dc" officeooo:paragraph-rsid="006288d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ee1b" officeooo:paragraph-rsid="0064ee1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564553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4553" officeooo:paragraph-rsid="00564553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style="normal" fo:font-weight="normal" officeooo:rsid="0052b348" officeooo:paragraph-rsid="0064ee1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80d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38e3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4e939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4ee1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da4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f9a96" style:font-size-asian="12pt" style:font-weight-asian="bold" style:font-size-complex="12pt" style:font-weight-complex="bold"/>
    </style:style>
    <style:style style:name="T12" style:family="text">
      <style:text-properties officeooo:rsid="0035db3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288dc" style:font-weight-asian="bold" style:font-weight-complex="bold"/>
    </style:style>
    <style:style style:name="T15" style:family="text">
      <style:text-properties fo:font-weight="bold" officeooo:rsid="0057f24a" style:font-weight-asian="bold" style:font-weight-complex="bold"/>
    </style:style>
    <style:style style:name="T16" style:family="text">
      <style:text-properties fo:font-weight="bold" officeooo:rsid="0064694d" style:font-weight-asian="bold" style:font-weight-complex="bold"/>
    </style:style>
    <style:style style:name="T17" style:family="text">
      <style:text-properties fo:font-weight="bold" officeooo:rsid="0064ee1b" style:font-weight-asian="bold" style:font-weight-complex="bold"/>
    </style:style>
    <style:style style:name="T18" style:family="text">
      <style:text-properties fo:font-weight="bold" officeooo:rsid="00682992" style:font-weight-asian="bold" style:font-weight-complex="bold"/>
    </style:style>
    <style:style style:name="T19" style:family="text">
      <style:text-properties officeooo:rsid="00564553"/>
    </style:style>
    <style:style style:name="T20" style:family="text">
      <style:text-properties officeooo:rsid="0057f24a"/>
    </style:style>
    <style:style style:name="T21" style:family="text">
      <style:text-properties officeooo:rsid="006288dc"/>
    </style:style>
    <style:style style:name="T22" style:family="text">
      <style:text-properties officeooo:rsid="0064694d"/>
    </style:style>
    <style:style style:name="T23" style:family="text">
      <style:text-properties officeooo:rsid="0064ee1b"/>
    </style:style>
    <style:style style:name="T24" style:family="text">
      <style:text-properties officeooo:rsid="0069f2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7">50</text:span><text:span text:style-name="T11">9</text:span><text:span text:style-name="T9">a</text:span><text:span text:style-name="T3"> - </text:span><text:span text:style-name="T1">A/G</text:span><text:span text:style-name="T2"> - </text:span><text:span text:style-name="T8">Pilot - </text:span><text:span text:style-name="T4">AGM-</text:span><text:span text:style-name="T6">45</text:span><text:span text:style-name="T5"> </text:span><text:span text:style-name="T6">Shrike</text:span><text:span text:style-name="T9"> Direct attack</text:span></text:p>
      <text:p text:style-name="P5"/>
      <text:p text:style-name="P11">AGM-45 Shrike behavior</text:p>
      <text:list text:style-name="L1">
        <text:list-item>
          <text:p text:style-name="P12">With <text:span text:style-name="T13">Direct Attack</text:span> seeker, missile will start guiding 3 seconds after launch.</text:p>
        </text:list-item>
        <text:list-item>
          <text:p text:style-name="P12">With <text:span text:style-name="T13">Loft Attack</text:span> seeker, missile will remain ballistic until under 18,000 ft MSL <text:span text:style-name="T13">and</text:span> pressure has increased 1 PSI (1,000 to 3,000 ft) since apogee.</text:p>
        </text:list-item>
        <text:list-item>
          <text:p text:style-name="P12">Seeker LOS cone is 45 degrees (22.5 from centerline in all directions)<text:span text:style-name="T24">. <text:s/>Max seeker detection range seems to be about 27 nmi/50 km.</text:span></text:p>
        </text:list-item>
        <text:list-item>
          <text:p text:style-name="P12">Some seekers will give a tone and/or ADI steering on some radars, and some won't. <text:s/>TODO</text:p>
        </text:list-item>
      </text:list>
      <text:p text:style-name="P5"/>
      <text:p text:style-name="P9">Fence In</text:p>
      <text:list text:style-name="L2">
        <text:list-item>
          <text:p text:style-name="P14"><text:span text:style-name="T13">MASTER ARM</text:span> ... <text:span text:style-name="T13">ON</text:span></text:p>
        </text:list-item>
      </text:list>
      <text:p text:style-name="P6"/>
      <text:p text:style-name="P10">AGM-45 Shrike -- <text:span text:style-name="T23">Direct attack, </text:span>DIRECT mode<text:span text:style-name="T23"> with Direct seeker</text:span></text:p>
      <text:list text:style-name="L3">
        <text:list-item>
          <text:p text:style-name="P13">This is for a <text:span text:style-name="T23">short range </text:span>attack from <text:span text:style-name="T23">low to </text:span>medium<text:span text:style-name="T23"> a</text:span>ltitude.<text:span text:style-name="T23"> <text:s/>Missile will fly directly at the target, or can be manually lofted for a bit more range.</text:span></text:p>
        </text:list-item>
        <text:list-item>
          <text:p text:style-name="P21">IMPORTANT! <text:s/>Before takeoff, <text:span text:style-name="T22">on rearming screen, </text:span>set <text:span text:style-name="T16">RF Guidance Unit</text:span><text:span text:style-name="T22"> on missile </text:span>to appropriate type for target<text:span text:style-name="T22">, and set </text:span><text:span text:style-name="T16">Attack Profile</text:span><text:span text:style-name="T22"> (seeker mode) to </text:span><text:span text:style-name="T17">Direct</text:span><text:span text:style-name="T16"> Attack</text:span>.</text:p>
        </text:list-item>
        <text:list-item>
          <text:p text:style-name="P22">Adjust Shrike volume with AURAL TONE knob (left console far aft).</text:p>
        </text:list-item>
      </text:list>
      <text:list xml:id="list2556404941" text:style-name="L4">
        <text:list-item>
          <text:p text:style-name="P16">Setup:</text:p>
          <text:list>
            <text:list-item>
              <text:p text:style-name="P17"><text:span text:style-name="T13">Sight Mode knob</text:span> ... <text:span text:style-name="T14">CAGE</text:span><text:span text:style-name="T21"> or </text:span><text:span text:style-name="T14">A/G</text:span><text:span text:style-name="T18"> with 35 mils depression</text:span></text:p>
            </text:list-item>
            <text:list-item>
              <text:p text:style-name="P15"><text:span text:style-name="T13">Station Select buttons</text:span> ... <text:span text:style-name="T13">weapon stations selected</text:span></text:p>
            </text:list-item>
            <text:list-item>
              <text:p text:style-name="P17"><text:span text:style-name="T13">Fuze switch</text:span> ... <text:span text:style-name="T15">ignored</text:span></text:p>
            </text:list-item>
            <text:list-item>
              <text:p text:style-name="P17"><text:span text:style-name="T13">Delivery Mode knob</text:span> ... <text:span text:style-name="T13">DIRECT</text:span></text:p>
            </text:list-item>
            <text:list-item>
              <text:p text:style-name="P17"><text:span text:style-name="T13">Weapon Select knob</text:span> ... <text:span text:style-name="T13">ARM</text:span></text:p>
            </text:list-item>
            <text:list-item>
              <text:p text:style-name="P19"><text:span text:style-name="T13">ADI Flight Director switch</text:span> ... <text:span text:style-name="T13">Horizontal</text:span> (On) (flat knob on Navigation Mode Selector knob, instrument panel bottom, under Standby ADI)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0">This enables the needles on the ADI to show steering cues from the seeker.</text:p>
                </text:list-item>
              </text:list>
            </text:list-item>
          </text:list>
        </text:list-item>
      </text:list>
      <text:list xml:id="list41530537921176" text:continue-list="list2556404941" text:style-name="L4">
        <text:list-item>
          <text:list>
            <text:list-item>
              <text:p text:style-name="P15"><text:span text:style-name="T19">(</text:span>TGT/MSL REJ switch <text:span text:style-name="T19">position doesn't seem to matter...??)</text:span></text:p>
            </text:list-item>
          </text:list>
        </text:list-item>
        <text:list-item>
          <text:p text:style-name="P17">Fly toward emitter, following tone volume and needles on the ADI.</text:p>
        </text:list-item>
        <text:list-item>
          <text:p text:style-name="P17">You will probably need to dive in on the target, missile loses speed very quickly.<text:span text:style-name="T20"> <text:s/>You can also manually pull up to add some loft, but I haven't tested the angles and ranges yet.</text:span></text:p>
        </text:list-item>
        <text:list-item>
          <text:p text:style-name="P17">When close, press and hold <text:span text:style-name="T13">Red Button</text:span> to fire.</text:p>
        </text:list-item>
        <text:list-item>
          <text:p text:style-name="P18">Missile will start guiding 3 seconds after launch, and home on any emitter it sees within its 45 degree seeker LOS cone.</text:p>
        </text:list-item>
      </text:list>
      <text:p text:style-name="P7"/>
      <text:p text:style-name="P8">Tested attack profiles using Direct Attack seek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C" table:number-columns-repeated="2"/>
        <table:table-row>
          <table:table-cell table:style-name="Table2.A1" office:value-type="string">
            <text:p text:style-name="P3">Target type</text:p>
          </table:table-cell>
          <table:table-cell table:style-name="Table2.A1" office:value-type="string">
            <text:p text:style-name="P3">Seeker</text:p>
          </table:table-cell>
          <table:table-cell table:style-name="Table2.A1" office:value-type="string">
            <text:p text:style-name="P3">Distance to target</text:p>
          </table:table-cell>
          <table:table-cell table:style-name="Table2.A1" office:value-type="string">
            <text:p text:style-name="P3">Launch altitude</text:p>
          </table:table-cell>
          <table:table-cell table:style-name="Table2.A1" office:value-type="string">
            <text:p text:style-name="P3">Launch speed</text:p>
          </table:table-cell>
          <table:table-cell table:style-name="Table2.A1" office:value-type="string">
            <text:p text:style-name="P3">Launch angle</text:p>
          </table:table-cell>
          <table:table-cell table:style-name="Table2.G1" office:value-type="string">
            <text:p text:style-name="P3">Result</text:p>
          </table:table-cell>
        </table:table-row>
        <table:table-row>
          <table:table-cell table:style-name="Table2.A2" office:value-type="string">
            <text:p text:style-name="P3">SA-2</text:p>
          </table:table-cell>
          <table:table-cell table:style-name="Table2.A2" office:value-type="string">
            <text:p text:style-name="P3">Mk 49 Mod 1</text:p>
          </table:table-cell>
          <table:table-cell table:style-name="Table2.A2" office:value-type="string">
            <text:p text:style-name="P3">~7 nmi</text:p>
          </table:table-cell>
          <table:table-cell table:style-name="Table2.A2" office:value-type="string">
            <text:p text:style-name="P3">~500 ft AGL</text:p>
          </table:table-cell>
          <table:table-cell table:style-name="Table2.A2" office:value-type="string">
            <text:p text:style-name="P3">~550 kts</text:p>
          </table:table-cell>
          <table:table-cell table:style-name="Table2.A2" office:value-type="string">
            <text:p text:style-name="P3">~10 deg</text:p>
          </table:table-cell>
          <table:table-cell table:style-name="Table2.G2" office:value-type="string">
            <text:p text:style-name="P3">hit TR</text:p>
          </table:table-cell>
        </table:table-row>
        <table:table-row>
          <table:table-cell table:style-name="Table2.A2" office:value-type="string">
            <text:p text:style-name="P3">SA-2</text:p>
          </table:table-cell>
          <table:table-cell table:style-name="Table2.A2" office:value-type="string">
            <text:p text:style-name="P3">Mk 50</text:p>
          </table:table-cell>
          <table:table-cell table:style-name="Table2.A2" office:value-type="string">
            <text:p text:style-name="P3">6 nmi</text:p>
          </table:table-cell>
          <table:table-cell table:style-name="Table2.A2" office:value-type="string">
            <text:p text:style-name="P3">1700 ft AGL</text:p>
          </table:table-cell>
          <table:table-cell table:style-name="Table2.A2" office:value-type="string">
            <text:p text:style-name="P3">540 kts</text:p>
          </table:table-cell>
          <table:table-cell table:style-name="Table2.A2" office:value-type="string">
            <text:p text:style-name="P3">10 deg</text:p>
          </table:table-cell>
          <table:table-cell table:style-name="Table2.G2" office:value-type="string">
            <text:p text:style-name="P3">miss, short</text:p>
          </table:table-cell>
        </table:table-row>
        <table:table-row>
          <table:table-cell table:style-name="Table2.A2" office:value-type="string">
            <text:p text:style-name="P3">SA-2</text:p>
          </table:table-cell>
          <table:table-cell table:style-name="Table2.A2" office:value-type="string">
            <text:p text:style-name="P3">Mk 50</text:p>
          </table:table-cell>
          <table:table-cell table:style-name="Table2.A2" office:value-type="string">
            <text:p text:style-name="P3">3.5 nmi</text:p>
          </table:table-cell>
          <table:table-cell table:style-name="Table2.A2" office:value-type="string">
            <text:p text:style-name="P3">900 ft AGL</text:p>
          </table:table-cell>
          <table:table-cell table:style-name="Table2.A2" office:value-type="string">
            <text:p text:style-name="P3">480 kts</text:p>
          </table:table-cell>
          <table:table-cell table:style-name="Table2.A2" office:value-type="string">
            <text:p text:style-name="P3">10 deg</text:p>
          </table:table-cell>
          <table:table-cell table:style-name="Table2.G2" office:value-type="string">
            <text:p text:style-name="P3">hit T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28.497000000</dc:date>
    <meta:editing-duration>P3DT8H29M26S</meta:editing-duration>
    <meta:editing-cycles>9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0" meta:word-count="425" meta:character-count="2223" meta:non-whitespace-character-count="1874"/>
  </office:meta>
</office:document-meta>
</file>